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a65e" officeooo:paragraph-rsid="001ea6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9-07T12:21:14.446244416</meta:creation-date>
    <meta:generator>LibreOffice/7.1.5.2$Linux_X86_64 LibreOffice_project/c18cfcb0f8824ad4ef2fc2ec0bd004713f8a9d14</meta:generator>
    <dc:date>2021-09-07T14:08:06.077671187</dc:date>
    <meta:editing-duration>PT1H34M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